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f85c" officeooo:paragraph-rsid="0012f85c"/>
    </style:style>
    <style:style style:name="P2" style:family="paragraph" style:parent-style-name="Standard">
      <style:text-properties officeooo:rsid="0012f85c" officeooo:paragraph-rsid="0014eb53"/>
    </style:style>
    <style:style style:name="P3" style:family="paragraph" style:parent-style-name="Standard">
      <style:text-properties officeooo:paragraph-rsid="0012f85c"/>
    </style:style>
    <style:style style:name="P4" style:family="paragraph" style:parent-style-name="Standard">
      <style:text-properties officeooo:paragraph-rsid="0014eb53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officeooo:rsid="0012f85c"/>
    </style:style>
    <style:style style:name="T2" style:family="text">
      <style:text-properties style:font-name="Liberation Serif" fo:font-size="14pt" fo:font-style="normal" fo:font-weight="normal" style:font-size-asian="14pt" style:font-style-asian="normal" style:font-weight-asian="normal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font-size-asian="12pt" style:font-size-complex="14pt"/>
    </style:style>
    <style:style style:name="gr1" style:family="graphic">
      <style:graphic-properties draw:textarea-horizontal-align="justify" draw:textarea-vertical-align="middle" draw:auto-grow-height="false" fo:min-height="0.2752in" fo:min-width="0.27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none" draw:fill-color="#ffffff" fo:min-height="2.0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color="#000000" draw:fill="none" draw:fill-color="#ffffff" fo:min-height="2.0256in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name="Shape1" draw:style-name="gr1" draw:text-style-name="P5" svg:width="0.3878in" svg:height="0.3878in" svg:x="0.7917in" svg:y="0.26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Shape2" draw:style-name="gr2" draw:text-style-name="P5" svg:x1="1in" svg:y1="0.7047in" svg:x2="0.989in" svg:y2="2.0185in"><text:p/></draw:line><draw:line text:anchor-type="paragraph" draw:z-index="2" draw:name="Shape2" draw:style-name="gr2" draw:text-style-name="P5" svg:x1="1in" svg:y1="0.7047in" svg:x2="0.989in" svg:y2="2.0185in"><text:p/></draw:line><draw:line text:anchor-type="paragraph" draw:z-index="3" draw:name="Shape3" draw:style-name="gr2" draw:text-style-name="P5" svg:x1="1.0583in" svg:y1="2.1228in" svg:x2="1.3185in" svg:y2="2.5567in"><text:p/></draw:line><draw:line text:anchor-type="paragraph" draw:z-index="4" draw:name="Shape4" draw:style-name="gr2" draw:text-style-name="P5" svg:x1="0.9598in" svg:y1="2.1807in" svg:x2="0.6008in" svg:y2="2.6264in"><text:p/></draw:line><draw:line text:anchor-type="paragraph" draw:z-index="5" draw:name="Shape5" draw:style-name="gr2" draw:text-style-name="P5" svg:x1="0.8555in" svg:y1="1.0409in" svg:x2="0.5028in" svg:y2="1.3646in"><text:p/></draw:line><draw:line text:anchor-type="paragraph" draw:z-index="6" draw:name="Shape6" draw:style-name="gr2" draw:text-style-name="P5" svg:x1="1.1161in" svg:y1="1.0118in" svg:x2="1.55in" svg:y2="1.5902in"><text:p/></draw:line><draw:frame text:anchor-type="paragraph" draw:z-index="7" draw:name="Shape7" draw:style-name="gr3" draw:text-style-name="P6" svg:width="2.5642in" svg:height="2.026in" svg:x="2.3028in" svg:y="0.4563in"><draw:text-box><text:p/><text:p text:style-name="P5"/><text:p text:style-name="P5"/><text:p text:style-name="P5"/><text:p text:style-name="P5"/><text:p text:style-name="P5"><text:span text:style-name="T4">Get Data For Total Subscribers </text:span></text:p></draw:text-box></draw:frame><text:tab/><text:tab/>Billing User<text:tab/><text:tab/><text:span text:style-name="T2"> CDR </text:span><text:span text:style-name="T3">proccessor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custom-shape text:anchor-type="paragraph" draw:z-index="8" draw:name="Shape1" draw:style-name="gr1" draw:text-style-name="P5" svg:width="0.3878in" svg:height="0.3878in" svg:x="0.7917in" svg:y="0.26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" draw:name="Shape2" draw:style-name="gr2" draw:text-style-name="P5" svg:x1="1in" svg:y1="0.7047in" svg:x2="0.989in" svg:y2="2.0185in"><text:p/></draw:line><draw:line text:anchor-type="paragraph" draw:z-index="10" draw:name="Shape2" draw:style-name="gr2" draw:text-style-name="P5" svg:x1="1in" svg:y1="0.7047in" svg:x2="0.989in" svg:y2="2.0185in"><text:p/></draw:line><draw:line text:anchor-type="paragraph" draw:z-index="11" draw:name="Shape3" draw:style-name="gr2" draw:text-style-name="P5" svg:x1="1.0583in" svg:y1="2.1228in" svg:x2="1.3185in" svg:y2="2.5567in"><text:p/></draw:line><draw:line text:anchor-type="paragraph" draw:z-index="12" draw:name="Shape4" draw:style-name="gr2" draw:text-style-name="P5" svg:x1="0.9598in" svg:y1="2.1807in" svg:x2="0.6008in" svg:y2="2.6264in"><text:p/></draw:line><draw:line text:anchor-type="paragraph" draw:z-index="13" draw:name="Shape5" draw:style-name="gr2" draw:text-style-name="P5" svg:x1="0.8555in" svg:y1="1.0409in" svg:x2="0.5028in" svg:y2="1.3646in"><text:p/></draw:line><draw:line text:anchor-type="paragraph" draw:z-index="14" draw:name="Shape6" draw:style-name="gr2" draw:text-style-name="P5" svg:x1="1.1161in" svg:y1="1.0118in" svg:x2="1.55in" svg:y2="1.5902in"><text:p/></draw:line><draw:frame text:anchor-type="paragraph" draw:z-index="15" draw:name="Shape7" draw:style-name="gr3" draw:text-style-name="P6" svg:width="2.5642in" svg:height="2.026in" svg:x="2.3028in" svg:y="0.4563in"><draw:text-box><text:p/><text:p text:style-name="P5"/><text:p text:style-name="P5"/><text:p text:style-name="P5"/><text:p text:style-name="P5"/><text:p text:style-name="P5"><text:span text:style-name="T4">Get Data For Single Oparator </text:span></text:p></draw:text-box></draw:frame><text:tab/><text:tab/>Billing User<text:tab/><text:tab/><text:tab/><text:span text:style-name="T2"> CDR </text:span><text:span text:style-name="T3">proccessor </text:span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custom-shape text:anchor-type="paragraph" draw:z-index="16" draw:name="Shape1" draw:style-name="gr1" draw:text-style-name="P5" svg:width="0.3878in" svg:height="0.3878in" svg:x="0.7917in" svg:y="0.26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7" draw:name="Shape2" draw:style-name="gr2" draw:text-style-name="P5" svg:x1="1in" svg:y1="0.7047in" svg:x2="0.989in" svg:y2="2.0185in"><text:p/></draw:line><draw:line text:anchor-type="paragraph" draw:z-index="18" draw:name="Shape2" draw:style-name="gr2" draw:text-style-name="P5" svg:x1="1in" svg:y1="0.7047in" svg:x2="0.989in" svg:y2="2.0185in"><text:p/></draw:line><draw:line text:anchor-type="paragraph" draw:z-index="19" draw:name="Shape3" draw:style-name="gr2" draw:text-style-name="P5" svg:x1="1.0583in" svg:y1="2.1228in" svg:x2="1.3185in" svg:y2="2.5567in"><text:p/></draw:line><draw:line text:anchor-type="paragraph" draw:z-index="20" draw:name="Shape4" draw:style-name="gr2" draw:text-style-name="P5" svg:x1="0.9598in" svg:y1="2.1807in" svg:x2="0.6008in" svg:y2="2.6264in"><text:p/></draw:line><draw:line text:anchor-type="paragraph" draw:z-index="21" draw:name="Shape5" draw:style-name="gr2" draw:text-style-name="P5" svg:x1="0.8555in" svg:y1="1.0409in" svg:x2="0.5028in" svg:y2="1.3646in"><text:p/></draw:line><draw:line text:anchor-type="paragraph" draw:z-index="22" draw:name="Shape6" draw:style-name="gr2" draw:text-style-name="P5" svg:x1="1.1161in" svg:y1="1.0118in" svg:x2="1.55in" svg:y2="1.5902in"><text:p/></draw:line><draw:frame text:anchor-type="paragraph" draw:z-index="23" draw:name="Shape7" draw:style-name="gr3" draw:text-style-name="P6" svg:width="2.5642in" svg:height="2.026in" svg:x="2.3028in" svg:y="0.4563in"><draw:text-box><text:p/><text:p text:style-name="P5"/><text:p text:style-name="P5"/><text:p text:style-name="P5"/><text:p text:style-name="P5"/><text:p text:style-name="P5"><text:span text:style-name="T4">Get Data For Single Subscriber </text:span></text:p></draw:text-box></draw:frame><text:tab/><text:tab/>Billing User<text:tab/><text:tab/><text:tab/><text:span text:style-name="T2"> CDR </text:span><text:span text:style-name="T3">proccessor </text:span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<draw:custom-shape text:anchor-type="paragraph" draw:z-index="24" draw:name="Shape1" draw:style-name="gr1" draw:text-style-name="P5" svg:width="0.3878in" svg:height="0.3878in" svg:x="0.7917in" svg:y="0.26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5" draw:name="Shape2" draw:style-name="gr2" draw:text-style-name="P5" svg:x1="1in" svg:y1="0.7047in" svg:x2="0.989in" svg:y2="2.0185in"><text:p/></draw:line><draw:line text:anchor-type="paragraph" draw:z-index="26" draw:name="Shape2" draw:style-name="gr2" draw:text-style-name="P5" svg:x1="1in" svg:y1="0.7047in" svg:x2="0.989in" svg:y2="2.0185in"><text:p/></draw:line><draw:line text:anchor-type="paragraph" draw:z-index="27" draw:name="Shape3" draw:style-name="gr2" draw:text-style-name="P5" svg:x1="1.0583in" svg:y1="2.1228in" svg:x2="1.3185in" svg:y2="2.5567in"><text:p/></draw:line><draw:line text:anchor-type="paragraph" draw:z-index="28" draw:name="Shape4" draw:style-name="gr2" draw:text-style-name="P5" svg:x1="0.9598in" svg:y1="2.1807in" svg:x2="0.6008in" svg:y2="2.6264in"><text:p/></draw:line><draw:line text:anchor-type="paragraph" draw:z-index="29" draw:name="Shape5" draw:style-name="gr2" draw:text-style-name="P5" svg:x1="0.8555in" svg:y1="1.0409in" svg:x2="0.5028in" svg:y2="1.3646in"><text:p/></draw:line><draw:line text:anchor-type="paragraph" draw:z-index="30" draw:name="Shape6" draw:style-name="gr2" draw:text-style-name="P5" svg:x1="1.1161in" svg:y1="1.0118in" svg:x2="1.55in" svg:y2="1.5902in"><text:p/></draw:line><draw:frame text:anchor-type="paragraph" draw:z-index="31" draw:name="Shape7" draw:style-name="gr3" draw:text-style-name="P6" svg:width="2.5642in" svg:height="2.026in" svg:x="2.3028in" svg:y="0.4563in"><draw:text-box><text:p/><text:p text:style-name="P5"/><text:p text:style-name="P5"/><text:p text:style-name="P5"/><text:p text:style-name="P5"/><text:p text:style-name="P5"><text:span text:style-name="T4">Get Data For Total Subscribers </text:span></text:p></draw:text-box></draw:frame><text:tab/><text:tab/>Billing User<text:tab/><text:tab/><text:tab/><text:span text:style-name="T2"> CDR </text:span><text:span text:style-name="T3">proccessor </text:span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custom-shape text:anchor-type="paragraph" draw:z-index="32" draw:name="Shape1" draw:style-name="gr1" draw:text-style-name="P5" svg:width="0.3878in" svg:height="0.3878in" svg:x="0.7917in" svg:y="0.26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3" draw:name="Shape2" draw:style-name="gr2" draw:text-style-name="P5" svg:x1="1in" svg:y1="0.7047in" svg:x2="0.989in" svg:y2="2.0185in"><text:p/></draw:line><draw:line text:anchor-type="paragraph" draw:z-index="34" draw:name="Shape2" draw:style-name="gr2" draw:text-style-name="P5" svg:x1="1in" svg:y1="0.7047in" svg:x2="0.989in" svg:y2="2.0185in"><text:p/></draw:line><draw:line text:anchor-type="paragraph" draw:z-index="35" draw:name="Shape3" draw:style-name="gr2" draw:text-style-name="P5" svg:x1="1.0583in" svg:y1="2.1228in" svg:x2="1.3185in" svg:y2="2.5567in"><text:p/></draw:line><draw:line text:anchor-type="paragraph" draw:z-index="36" draw:name="Shape4" draw:style-name="gr2" draw:text-style-name="P5" svg:x1="0.9598in" svg:y1="2.1807in" svg:x2="0.6008in" svg:y2="2.6264in"><text:p/></draw:line><draw:line text:anchor-type="paragraph" draw:z-index="37" draw:name="Shape5" draw:style-name="gr2" draw:text-style-name="P5" svg:x1="0.8555in" svg:y1="1.0409in" svg:x2="0.5028in" svg:y2="1.3646in"><text:p/></draw:line><draw:line text:anchor-type="paragraph" draw:z-index="38" draw:name="Shape6" draw:style-name="gr2" draw:text-style-name="P5" svg:x1="1.1161in" svg:y1="1.0118in" svg:x2="1.55in" svg:y2="1.5902in"><text:p/></draw:line><draw:frame text:anchor-type="paragraph" draw:z-index="39" draw:name="Shape7" draw:style-name="gr3" draw:text-style-name="P6" svg:width="2.5642in" svg:height="2.026in" svg:x="2.3028in" svg:y="0.4563in"><draw:text-box><text:p/><text:p text:style-name="P5"/><text:p text:style-name="P5"/><text:p text:style-name="P5"/><text:p text:style-name="P5"/><text:p text:style-name="P5"><text:span text:style-name="T4">Get Data For Single Subscriber </text:span></text:p></draw:text-box></draw:frame><text:tab/>Billing User<text:tab/><text:tab/><text:tab/><text:span text:style-name="T2"> CDR </text:span><text:span text:style-name="T3">proccessor </text:span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custom-shape text:anchor-type="paragraph" draw:z-index="40" draw:name="Shape1" draw:style-name="gr1" draw:text-style-name="P5" svg:width="0.3878in" svg:height="0.3878in" svg:x="0.7917in" svg:y="0.26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1" draw:name="Shape2" draw:style-name="gr2" draw:text-style-name="P5" svg:x1="1in" svg:y1="0.7047in" svg:x2="0.989in" svg:y2="2.0185in"><text:p/></draw:line><draw:line text:anchor-type="paragraph" draw:z-index="42" draw:name="Shape2" draw:style-name="gr2" draw:text-style-name="P5" svg:x1="1in" svg:y1="0.7047in" svg:x2="0.989in" svg:y2="2.0185in"><text:p/></draw:line><draw:line text:anchor-type="paragraph" draw:z-index="43" draw:name="Shape3" draw:style-name="gr2" draw:text-style-name="P5" svg:x1="1.0583in" svg:y1="2.1228in" svg:x2="1.3185in" svg:y2="2.5567in"><text:p/></draw:line><draw:line text:anchor-type="paragraph" draw:z-index="44" draw:name="Shape4" draw:style-name="gr2" draw:text-style-name="P5" svg:x1="0.9598in" svg:y1="2.1807in" svg:x2="0.6008in" svg:y2="2.6264in"><text:p/></draw:line><draw:line text:anchor-type="paragraph" draw:z-index="45" draw:name="Shape5" draw:style-name="gr2" draw:text-style-name="P5" svg:x1="0.8555in" svg:y1="1.0409in" svg:x2="0.5028in" svg:y2="1.3646in"><text:p/></draw:line><draw:line text:anchor-type="paragraph" draw:z-index="46" draw:name="Shape6" draw:style-name="gr2" draw:text-style-name="P5" svg:x1="1.1161in" svg:y1="1.0118in" svg:x2="1.55in" svg:y2="1.5902in"><text:p/></draw:line><text:span text:style-name="T1"><text:tab/>Billing User<text:tab/><text:tab/><text:tab/></text:span><text:span text:style-name="T2"> CDR </text:span><text:span text:style-name="T3">proccessor </text:span></text:p>
      <text:p text:style-name="P3"><text:span text:style-name="T1"><text:tab/><text:tab/><text:tab/><text:tab/><text:tab/></text:span></text:p>
      <text:p text:style-name="P1"/>
      <text:p text:style-name="P1"><draw:frame text:anchor-type="paragraph" draw:z-index="47" draw:name="Shape7" draw:style-name="gr4" draw:text-style-name="P6" svg:width="2.5642in" svg:height="2.026in" svg:x="2.2217in" svg:y="0.0728in"><draw:text-box><text:p/><text:p text:style-name="P5"/><text:p text:style-name="P5"/><text:p text:style-name="P5"/><text:p text:style-name="P5"/><text:p text:style-name="P5"><text:span text:style-name="T4">Dump all Data from CDR proccessor </text:span></text:p></draw:text-box></draw:frame></text:p>
      <text:p text:style-name="P1"/>
      <text:p text:style-name="P1"/>
      <text:p text:style-name="P1"/>
      <text:p text:style-name="P2"><text:soft-page-break/></text:p>
      <text:p text:style-name="P2"/>
      <text:p text:style-name="P4"><draw:custom-shape text:anchor-type="paragraph" draw:z-index="48" draw:name="Shape1" draw:style-name="gr1" draw:text-style-name="P5" svg:width="0.3878in" svg:height="0.3878in" svg:x="0.7917in" svg:y="0.26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9" draw:name="Shape2" draw:style-name="gr2" draw:text-style-name="P5" svg:x1="1in" svg:y1="0.7047in" svg:x2="0.989in" svg:y2="2.0185in"><text:p/></draw:line><draw:line text:anchor-type="paragraph" draw:z-index="50" draw:name="Shape2" draw:style-name="gr2" draw:text-style-name="P5" svg:x1="1in" svg:y1="0.7047in" svg:x2="0.989in" svg:y2="2.0185in"><text:p/></draw:line><draw:line text:anchor-type="paragraph" draw:z-index="51" draw:name="Shape3" draw:style-name="gr2" draw:text-style-name="P5" svg:x1="1.0583in" svg:y1="2.1228in" svg:x2="1.3185in" svg:y2="2.5567in"><text:p/></draw:line><draw:line text:anchor-type="paragraph" draw:z-index="52" draw:name="Shape4" draw:style-name="gr2" draw:text-style-name="P5" svg:x1="0.9598in" svg:y1="2.1807in" svg:x2="0.6008in" svg:y2="2.6264in"><text:p/></draw:line><draw:line text:anchor-type="paragraph" draw:z-index="53" draw:name="Shape5" draw:style-name="gr2" draw:text-style-name="P5" svg:x1="0.8555in" svg:y1="1.0409in" svg:x2="0.5028in" svg:y2="1.3646in"><text:p/></draw:line><draw:line text:anchor-type="paragraph" draw:z-index="54" draw:name="Shape6" draw:style-name="gr2" draw:text-style-name="P5" svg:x1="1.1161in" svg:y1="1.0118in" svg:x2="1.55in" svg:y2="1.5902in"><text:p/></draw:line><text:span text:style-name="T1"><text:tab/><text:tab/>Feeder<text:tab/><text:tab/><text:tab/></text:span><text:span text:style-name="T2"> <text:tab/>CDR </text:span><text:span text:style-name="T3">proccessor </text:span></text:p>
      <text:p text:style-name="P4"><text:span text:style-name="T1"><text:tab/><text:tab/><text:tab/><text:tab/><text:tab/></text:span></text:p>
      <text:p text:style-name="P2"><draw:frame text:anchor-type="paragraph" draw:z-index="55" draw:name="Shape7" draw:style-name="gr4" draw:text-style-name="P6" svg:width="2.5642in" svg:height="2.026in" svg:x="2.2217in" svg:y="0.0728in"><draw:text-box><text:p/><text:p text:style-name="P5"/><text:p text:style-name="P5"/><text:p text:style-name="P5"/><text:p text:style-name="P5"/><text:p text:style-name="P5"><text:span text:style-name="T4">Insert New CDR File </text:span></text:p></draw:text-box></draw:frame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6:25:47.818623449</meta:creation-date>
    <dc:date>2017-09-10T16:44:36.804278870</dc:date>
    <meta:editing-duration>PT8M27S</meta:editing-duration>
    <meta:editing-cycles>1</meta:editing-cycles>
    <meta:document-statistic meta:table-count="0" meta:image-count="0" meta:object-count="0" meta:page-count="3" meta:paragraph-count="9" meta:word-count="27" meta:character-count="244" meta:non-whitespace-character-count="163"/>
    <meta:generator>LibreOffice/5.1.6.2$Linux_x86 LibreOffice_project/10m0$Build-2</meta:generator>
  </office:meta>
</office:document-meta>
</file>